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">
      <style:table-properties style:width="6.925in" style:page-number="auto" fo:break-before="auto" fo:break-after="auto" table:align="margins" style:shadow="none" fo:keep-with-next="auto" style:may-break-between-rows="true" table:border-model="collapsing"/>
    </style:style>
    <style:style style:name="Table1.A" style:family="table-column">
      <style:table-column-properties style:column-width="3.4625in" style:rel-column-width="32767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2bd75" officeooo:paragraph-rsid="0002bd75"/>
    </style:style>
    <style:style style:name="P2" style:family="paragraph" style:parent-style-name="Standard">
      <style:text-properties officeooo:rsid="00050e98" officeooo:paragraph-rsid="00050e98"/>
    </style:style>
    <style:style style:name="P3" style:family="paragraph" style:parent-style-name="Standard" style:list-style-name="L1">
      <style:text-properties officeooo:rsid="00050e98" officeooo:paragraph-rsid="00050e98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1a7e4" officeooo:paragraph-rsid="0001a7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1a7e4" officeooo:paragraph-rsid="0001a7e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51a58" style:font-weight-asian="normal" style:font-weight-complex="normal"/>
    </style:style>
    <style:style style:name="T4" style:family="text">
      <style:text-properties officeooo:rsid="0004569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 table:template-name="Default Style">
        <table:table-column table:style-name="Table1.A" table:number-columns-repeated="2"/>
        <table:table-row table:style-name="Table1.1">
          <table:table-cell table:style-name="Table1.A1" office:value-type="string">
            <text:p text:style-name="P5">Ativo Contingente</text:p>
          </table:table-cell>
          <table:table-cell table:style-name="Table1.B1" office:value-type="string">
            <text:p text:style-name="P5">Passivo Contingente</text:p>
          </table:table-cell>
        </table:table-row>
        <table:table-row>
          <table:table-cell table:style-name="Table1.A2" office:value-type="string">
            <text:p text:style-name="P4">Provável → divulga em NE.</text:p>
            <text:p text:style-name="P4">Possível ou Remota → não divulga.</text:p>
          </table:table-cell>
          <table:table-cell table:style-name="Table1.B2" office:value-type="string">
            <text:p text:style-name="P4">Possível → divulga em NE.</text:p>
            <text:p text:style-name="P4">Remota → não divulga.</text:p>
          </table:table-cell>
        </table:table-row>
      </table:table>
      <text:p text:style-name="Standard"/>
      <text:p text:style-name="P1">Ativo contingente → <text:span text:style-name="T4">decorre de </text:span>evento <text:span text:style-name="T1">não</text:span><text:span text:style-name="T2"> planejado.</text:span></text:p>
      <text:p text:style-name="P1"><text:span text:style-name="T2"/></text:p>
      <text:p text:style-name="P2"><text:span text:style-name="T2">Recebimento de dividendos:</text:span></text:p>
      <text:list xml:id="list3072776608" text:style-name="L1">
        <text:list-item>
          <text:p text:style-name="P3"><text:span text:style-name="T2">se investimento avaliado pelo </text:span><text:span text:style-name="T1">custo</text:span><text:span text:style-name="T2"> → receita;</text:span></text:p>
        </text:list-item>
        <text:list-item>
          <text:p text:style-name="P3"><text:span text:style-name="T2">se investimento avaliado pelo </text:span><text:span text:style-name="T1">MEP</text:span><text:span text:style-name="T2"> → redu</text:span><text:span text:style-name="T3">z </text:span><text:span text:style-name="T2">valor do investimento.</text:span></text:p>
        </text:list-item>
      </text:list>
      <text:p text:style-name="P2"><text:span text:style-name="T2"/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6-29T17:01:39.663000000</dc:date>
    <meta:editing-duration>PT17M21S</meta:editing-duration>
    <meta:editing-cycles>5</meta:editing-cycles>
    <meta:document-statistic meta:table-count="1" meta:image-count="0" meta:object-count="0" meta:page-count="1" meta:paragraph-count="10" meta:word-count="54" meta:character-count="330" meta:non-whitespace-character-count="288"/>
  </office:meta>
</office:document-meta>
</file>